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kayla Script Deco PERSONAL USE" svg:font-family="'Akayla Script Deco PERSONAL U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kayla Script Deco PERSONAL USE" fo:font-size="36pt" fo:font-weight="bold" style:font-size-asian="36pt" style:font-weight-asian="bold" style:font-size-complex="3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Twój uśmiech to moje zwycięstwo,</text:p>
      <text:p text:style-name="P1">Twoe łzy to moja porażka.</text:p>
      <text:p text:style-name="P1"/>
      <text:p text:style-name="P1">Jesteśmy małżeństwem,</text:p>
      <text:p text:style-name="P1">a każda porażka i <text:s/>każdy sukces</text:p>
      <text:p text:style-name="P1">jest naszym wspólnym dokonani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kayla Script Deco PERSONAL USE" svg:font-family="'Akayla Script Deco PERSONAL U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hopin" style:family="paragraph" style:parent-style-name="Standard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0:03:22.329385468</meta:creation-date>
    <dc:date>2018-12-07T07:04:33.133171009</dc:date>
    <meta:editing-duration>PT40M58S</meta:editing-duration>
    <meta:editing-cycles>3</meta:editing-cycles>
    <meta:generator>LibreOffice/6.0.6.2$Linux_X86_64 LibreOffice_project/00m0$Build-2</meta:generator>
    <meta:print-date>2018-12-07T06:21:54.232982322</meta:print-date>
    <meta:document-statistic meta:table-count="0" meta:image-count="0" meta:object-count="0" meta:page-count="1" meta:paragraph-count="5" meta:word-count="22" meta:character-count="141" meta:non-whitespace-character-count="123"/>
  </office:meta>
</office:document-meta>
</file>